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8343"/>
          <table:table-cell office:value-type="float" office:value="33.193"/>
          <table:table-cell office:value-type="float" office:value="29.99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20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2717"/>
          <table:table-cell office:value-type="float" office:value="11.659"/>
          <table:table-cell office:value-type="float" office:value="8.53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219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7399"/>
          <table:table-cell office:value-type="float" office:value="2.12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40.0"/>
          <table:table-cell office:value-type="float" office:value="238293.0"/>
          <table:table-cell office:value-type="float" office:value="903217.0"/>
          <table:table-cell office:value-type="float" office:value="235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7271"/>
          <table:table-cell office:value-type="float" office:value="30.035"/>
          <table:table-cell office:value-type="float" office:value="27.0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1020.0"/>
          <table:table-cell office:value-type="float" office:value="329307.0"/>
          <table:table-cell office:value-type="float" office:value="1192904.0"/>
          <table:table-cell office:value-type="float" office:value="321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6503"/>
          <table:table-cell office:value-type="float" office:value="11.958"/>
          <table:table-cell office:value-type="float" office:value="8.87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020.0"/>
          <table:table-cell office:value-type="float" office:value="329307.0"/>
          <table:table-cell office:value-type="float" office:value="1192904.0"/>
          <table:table-cell office:value-type="float" office:value="319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434"/>
          <table:table-cell office:value-type="float" office:value="1.997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0.0"/>
          <table:table-cell office:value-type="float" office:value="540.0"/>
          <table:table-cell office:value-type="float" office:value="238293.0"/>
          <table:table-cell office:value-type="float" office:value="903218.0"/>
          <table:table-cell office:value-type="float" office:value="236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2393"/>
          <table:table-cell office:value-type="float" office:value="19.543"/>
          <table:table-cell office:value-type="float" office:value="16.48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20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3023"/>
          <table:table-cell office:value-type="float" office:value="11.609"/>
          <table:table-cell office:value-type="float" office:value="8.5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19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3419"/>
          <table:table-cell office:value-type="float" office:value="2.258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540.0"/>
          <table:table-cell office:value-type="float" office:value="238293.0"/>
          <table:table-cell office:value-type="float" office:value="903217.0"/>
          <table:table-cell office:value-type="float" office:value="2374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8277"/>
          <table:table-cell office:value-type="float" office:value="14.107"/>
          <table:table-cell office:value-type="float" office:value="11.0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21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8656"/>
          <table:table-cell office:value-type="float" office:value="19.246"/>
          <table:table-cell office:value-type="float" office:value="16.15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020.0"/>
          <table:table-cell office:value-type="float" office:value="329307.0"/>
          <table:table-cell office:value-type="float" office:value="1192903.0"/>
          <table:table-cell office:value-type="float" office:value="3217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4512"/>
          <table:table-cell office:value-type="float" office:value="2.221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540.0"/>
          <table:table-cell office:value-type="float" office:value="238293.0"/>
          <table:table-cell office:value-type="float" office:value="903217.0"/>
          <table:table-cell office:value-type="float" office:value="2369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8.1438"/>
          <table:table-cell office:value-type="float" office:value="97.512"/>
          <table:table-cell office:value-type="float" office:value="94.38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020.0"/>
          <table:table-cell office:value-type="float" office:value="329307.0"/>
          <table:table-cell office:value-type="float" office:value="1192904.0"/>
          <table:table-cell office:value-type="float" office:value="319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2444"/>
          <table:table-cell office:value-type="float" office:value="4.543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1020.0"/>
          <table:table-cell office:value-type="float" office:value="329307.0"/>
          <table:table-cell office:value-type="float" office:value="1192904.0"/>
          <table:table-cell office:value-type="float" office:value="319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91885"/>
          <table:table-cell office:value-type="float" office:value="3.182"/>
          <table:table-cell office:value-type="float" office:value="1.13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87.0"/>
          <table:table-cell office:value-type="float" office:value="540.0"/>
          <table:table-cell office:value-type="float" office:value="238293.0"/>
          <table:table-cell office:value-type="float" office:value="903218.0"/>
          <table:table-cell office:value-type="float" office:value="23832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3.9647"/>
          <table:table-cell office:value-type="float" office:value="13.291"/>
          <table:table-cell office:value-type="float" office:value="9.93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020.0"/>
          <table:table-cell office:value-type="float" office:value="358358.0"/>
          <table:table-cell office:value-type="float" office:value="1302731.0"/>
          <table:table-cell office:value-type="float" office:value="3363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0832"/>
          <table:table-cell office:value-type="float" office:value="4.324"/>
          <table:table-cell office:value-type="float" office:value="0.99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1020.0"/>
          <table:table-cell office:value-type="float" office:value="358358.0"/>
          <table:table-cell office:value-type="float" office:value="1302731.0"/>
          <table:table-cell office:value-type="float" office:value="3374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3553"/>
          <table:table-cell office:value-type="float" office:value="2.683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540.0"/>
          <table:table-cell office:value-type="float" office:value="267415.0"/>
          <table:table-cell office:value-type="float" office:value="1013047.0"/>
          <table:table-cell office:value-type="float" office:value="2514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.156"/>
          <table:table-cell office:value-type="float" office:value="17.359"/>
          <table:table-cell office:value-type="float" office:value="14.27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1020.0"/>
          <table:table-cell office:value-type="float" office:value="358358.0"/>
          <table:table-cell office:value-type="float" office:value="1302731.0"/>
          <table:table-cell office:value-type="float" office:value="3374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8388"/>
          <table:table-cell office:value-type="float" office:value="8.008"/>
          <table:table-cell office:value-type="float" office:value="4.8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20.0"/>
          <table:table-cell office:value-type="float" office:value="358358.0"/>
          <table:table-cell office:value-type="float" office:value="1302731.0"/>
          <table:table-cell office:value-type="float" office:value="339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1491"/>
          <table:table-cell office:value-type="float" office:value="2.846"/>
          <table:table-cell office:value-type="float" office:value="0.2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540.0"/>
          <table:table-cell office:value-type="float" office:value="267415.0"/>
          <table:table-cell office:value-type="float" office:value="1013047.0"/>
          <table:table-cell office:value-type="float" office:value="25425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4.2647"/>
          <table:table-cell office:value-type="float" office:value="33.517"/>
          <table:table-cell office:value-type="float" office:value="30.37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1020.0"/>
          <table:table-cell office:value-type="float" office:value="358358.0"/>
          <table:table-cell office:value-type="float" office:value="1302732.0"/>
          <table:table-cell office:value-type="float" office:value="33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5339"/>
          <table:table-cell office:value-type="float" office:value="13.887"/>
          <table:table-cell office:value-type="float" office:value="10.58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1020.0"/>
          <table:table-cell office:value-type="float" office:value="358358.0"/>
          <table:table-cell office:value-type="float" office:value="1302732.0"/>
          <table:table-cell office:value-type="float" office:value="339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3229"/>
          <table:table-cell office:value-type="float" office:value="2.781"/>
          <table:table-cell office:value-type="float" office:value="0.3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2.0"/>
          <table:table-cell office:value-type="float" office:value="540.0"/>
          <table:table-cell office:value-type="float" office:value="267415.0"/>
          <table:table-cell office:value-type="float" office:value="1013048.0"/>
          <table:table-cell office:value-type="float" office:value="25173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2.9823"/>
          <table:table-cell office:value-type="float" office:value="42.336"/>
          <table:table-cell office:value-type="float" office:value="39.01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1020.0"/>
          <table:table-cell office:value-type="float" office:value="358358.0"/>
          <table:table-cell office:value-type="float" office:value="1302733.0"/>
          <table:table-cell office:value-type="float" office:value="3379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6853"/>
          <table:table-cell office:value-type="float" office:value="9.002"/>
          <table:table-cell office:value-type="float" office:value="5.71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1020.0"/>
          <table:table-cell office:value-type="float" office:value="358358.0"/>
          <table:table-cell office:value-type="float" office:value="1302733.0"/>
          <table:table-cell office:value-type="float" office:value="3373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8763"/>
          <table:table-cell office:value-type="float" office:value="3.065"/>
          <table:table-cell office:value-type="float" office:value="0.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14.0"/>
          <table:table-cell office:value-type="float" office:value="540.0"/>
          <table:table-cell office:value-type="float" office:value="267415.0"/>
          <table:table-cell office:value-type="float" office:value="1013049.0"/>
          <table:table-cell office:value-type="float" office:value="2506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9.21935"/>
          <table:table-cell office:value-type="float" office:value="8.517"/>
          <table:table-cell office:value-type="float" office:value="5.37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1020.0"/>
          <table:table-cell office:value-type="float" office:value="358358.0"/>
          <table:table-cell office:value-type="float" office:value="1302733.0"/>
          <table:table-cell office:value-type="float" office:value="3392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355"/>
          <table:table-cell office:value-type="float" office:value="9.58"/>
          <table:table-cell office:value-type="float" office:value="6.3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020.0"/>
          <table:table-cell office:value-type="float" office:value="358358.0"/>
          <table:table-cell office:value-type="float" office:value="1302733.0"/>
          <table:table-cell office:value-type="float" office:value="339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2247"/>
          <table:table-cell office:value-type="float" office:value="2.67"/>
          <table:table-cell office:value-type="float" office:value="0.26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2.0"/>
          <table:table-cell office:value-type="float" office:value="540.0"/>
          <table:table-cell office:value-type="float" office:value="267415.0"/>
          <table:table-cell office:value-type="float" office:value="1013049.0"/>
          <table:table-cell office:value-type="float" office:value="2522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0.1854"/>
          <table:table-cell office:value-type="float" office:value="19.658"/>
          <table:table-cell office:value-type="float" office:value="18.42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4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7705"/>
          <table:table-cell office:value-type="float" office:value="31.054"/>
          <table:table-cell office:value-type="float" office:value="29.8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4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34624"/>
          <table:table-cell office:value-type="float" office:value="0.8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270.0"/>
          <table:table-cell office:value-type="float" office:value="83773.0"/>
          <table:table-cell office:value-type="float" office:value="312066.0"/>
          <table:table-cell office:value-type="float" office:value="1510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3563"/>
          <table:table-cell office:value-type="float" office:value="13.784"/>
          <table:table-cell office:value-type="float" office:value="12.5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3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7731"/>
          <table:table-cell office:value-type="float" office:value="2.272"/>
          <table:table-cell office:value-type="float" office:value="1.0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6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1222"/>
          <table:table-cell office:value-type="float" office:value="0.75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70.0"/>
          <table:table-cell office:value-type="float" office:value="83773.0"/>
          <table:table-cell office:value-type="float" office:value="312066.0"/>
          <table:table-cell office:value-type="float" office:value="15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8.2347"/>
          <table:table-cell office:value-type="float" office:value="17.68"/>
          <table:table-cell office:value-type="float" office:value="16.43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5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2208"/>
          <table:table-cell office:value-type="float" office:value="1.45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68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4946"/>
          <table:table-cell office:value-type="float" office:value="0.75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70.0"/>
          <table:table-cell office:value-type="float" office:value="83773.0"/>
          <table:table-cell office:value-type="float" office:value="312066.0"/>
          <table:table-cell office:value-type="float" office:value="1511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7.2939"/>
          <table:table-cell office:value-type="float" office:value="26.728"/>
          <table:table-cell office:value-type="float" office:value="25.48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5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94014"/>
          <table:table-cell office:value-type="float" office:value="1.318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1357"/>
          <table:table-cell office:value-type="float" office:value="0.785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270.0"/>
          <table:table-cell office:value-type="float" office:value="83773.0"/>
          <table:table-cell office:value-type="float" office:value="312066.0"/>
          <table:table-cell office:value-type="float" office:value="1510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3446"/>
          <table:table-cell office:value-type="float" office:value="11.777"/>
          <table:table-cell office:value-type="float" office:value="10.56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35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93292"/>
          <table:table-cell office:value-type="float" office:value="5.216"/>
          <table:table-cell office:value-type="float" office:value="3.9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510.0"/>
          <table:table-cell office:value-type="float" office:value="136792.0"/>
          <table:table-cell office:value-type="float" office:value="478658.0"/>
          <table:table-cell office:value-type="float" office:value="195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1041"/>
          <table:table-cell office:value-type="float" office:value="0.73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70.0"/>
          <table:table-cell office:value-type="float" office:value="83773.0"/>
          <table:table-cell office:value-type="float" office:value="312066.0"/>
          <table:table-cell office:value-type="float" office:value="15038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6.1565"/>
          <table:table-cell office:value-type="float" office:value="15.504"/>
          <table:table-cell office:value-type="float" office:value="12.6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020.0"/>
          <table:table-cell office:value-type="float" office:value="313064.0"/>
          <table:table-cell office:value-type="float" office:value="1131218.0"/>
          <table:table-cell office:value-type="float" office:value="312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089"/>
          <table:table-cell office:value-type="float" office:value="4.475"/>
          <table:table-cell office:value-type="float" office:value="1.74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020.0"/>
          <table:table-cell office:value-type="float" office:value="313064.0"/>
          <table:table-cell office:value-type="float" office:value="1131218.0"/>
          <table:table-cell office:value-type="float" office:value="3117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6692"/>
          <table:table-cell office:value-type="float" office:value="1.928"/>
          <table:table-cell office:value-type="float" office:value="0.2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540.0"/>
          <table:table-cell office:value-type="float" office:value="221935.0"/>
          <table:table-cell office:value-type="float" office:value="840940.0"/>
          <table:table-cell office:value-type="float" office:value="2279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7.6568"/>
          <table:table-cell office:value-type="float" office:value="17.005"/>
          <table:table-cell office:value-type="float" office:value="14.18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24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70181"/>
          <table:table-cell office:value-type="float" office:value="6.084"/>
          <table:table-cell office:value-type="float" office:value="3.34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13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28259"/>
          <table:table-cell office:value-type="float" office:value="1.90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540.0"/>
          <table:table-cell office:value-type="float" office:value="221935.0"/>
          <table:table-cell office:value-type="float" office:value="840939.0"/>
          <table:table-cell office:value-type="float" office:value="2282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8.8677"/>
          <table:table-cell office:value-type="float" office:value="18.214"/>
          <table:table-cell office:value-type="float" office:value="13.12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3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699"/>
          <table:table-cell office:value-type="float" office:value="5.584"/>
          <table:table-cell office:value-type="float" office:value="2.6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1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1099"/>
          <table:table-cell office:value-type="float" office:value="2.752"/>
          <table:table-cell office:value-type="float" office:value="0.97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429.0"/>
          <table:table-cell office:value-type="float" office:value="540.0"/>
          <table:table-cell office:value-type="float" office:value="221935.0"/>
          <table:table-cell office:value-type="float" office:value="840939.0"/>
          <table:table-cell office:value-type="float" office:value="2279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3777"/>
          <table:table-cell office:value-type="float" office:value="60.737"/>
          <table:table-cell office:value-type="float" office:value="57.89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41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44279"/>
          <table:table-cell office:value-type="float" office:value="4.744"/>
          <table:table-cell office:value-type="float" office:value="2.01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1020.0"/>
          <table:table-cell office:value-type="float" office:value="313064.0"/>
          <table:table-cell office:value-type="float" office:value="1131217.0"/>
          <table:table-cell office:value-type="float" office:value="314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20821"/>
          <table:table-cell office:value-type="float" office:value="1.778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540.0"/>
          <table:table-cell office:value-type="float" office:value="221935.0"/>
          <table:table-cell office:value-type="float" office:value="840939.0"/>
          <table:table-cell office:value-type="float" office:value="227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6.173"/>
          <table:table-cell office:value-type="float" office:value="25.476"/>
          <table:table-cell office:value-type="float" office:value="22.59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1020.0"/>
          <table:table-cell office:value-type="float" office:value="313064.0"/>
          <table:table-cell office:value-type="float" office:value="1131219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606"/>
          <table:table-cell office:value-type="float" office:value="25.367"/>
          <table:table-cell office:value-type="float" office:value="22.42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1020.0"/>
          <table:table-cell office:value-type="float" office:value="313064.0"/>
          <table:table-cell office:value-type="float" office:value="1131219.0"/>
          <table:table-cell office:value-type="float" office:value="3111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86412"/>
          <table:table-cell office:value-type="float" office:value="2.478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44.0"/>
          <table:table-cell office:value-type="float" office:value="540.0"/>
          <table:table-cell office:value-type="float" office:value="221935.0"/>
          <table:table-cell office:value-type="float" office:value="840941.0"/>
          <table:table-cell office:value-type="float" office:value="2279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52123"/>
          <table:table-cell office:value-type="float" office:value="1.005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46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085"/>
          <table:table-cell office:value-type="float" office:value="0.5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59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29576"/>
          <table:table-cell office:value-type="float" office:value="0.27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34353.0"/>
          <table:table-cell office:value-type="float" office:value="121921.0"/>
          <table:table-cell office:value-type="float" office:value="1204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4915"/>
          <table:table-cell office:value-type="float" office:value="1.232"/>
          <table:table-cell office:value-type="float" office:value="0.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67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2212"/>
          <table:table-cell office:value-type="float" office:value="0.48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24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2661"/>
          <table:table-cell office:value-type="float" office:value="0.30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08.0"/>
          <table:table-cell office:value-type="float" office:value="34353.0"/>
          <table:table-cell office:value-type="float" office:value="121921.0"/>
          <table:table-cell office:value-type="float" office:value="120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78957"/>
          <table:table-cell office:value-type="float" office:value="0.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54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8216"/>
          <table:table-cell office:value-type="float" office:value="0.48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4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58697"/>
          <table:table-cell office:value-type="float" office:value="0.2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34353.0"/>
          <table:table-cell office:value-type="float" office:value="121921.0"/>
          <table:table-cell office:value-type="float" office:value="1120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07977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1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1415"/>
          <table:table-cell office:value-type="float" office:value="0.52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45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96846"/>
          <table:table-cell office:value-type="float" office:value="0.2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34353.0"/>
          <table:table-cell office:value-type="float" office:value="121921.0"/>
          <table:table-cell office:value-type="float" office:value="113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08253"/>
          <table:table-cell office:value-type="float" office:value="0.48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33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2143"/>
          <table:table-cell office:value-type="float" office:value="0.46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04.0"/>
          <table:table-cell office:value-type="float" office:value="49626.0"/>
          <table:table-cell office:value-type="float" office:value="171523.0"/>
          <table:table-cell office:value-type="float" office:value="124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17803"/>
          <table:table-cell office:value-type="float" office:value="0.29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34353.0"/>
          <table:table-cell office:value-type="float" office:value="121921.0"/>
          <table:table-cell office:value-type="float" office:value="1205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